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text-align="justify" style:justify-single-word="false" style:writing-mode="lr-tb"/>
      <style:text-properties fo:font-size="12pt" officeooo:rsid="00041bc6" officeooo:paragraph-rsid="00041bc6" style:font-size-asian="10.5pt" style:font-size-complex="12pt"/>
    </style:style>
    <style:style style:name="P2" style:family="paragraph" style:parent-style-name="Standard" style:master-page-name="Standard">
      <style:paragraph-properties fo:line-height="115%" fo:text-align="center" style:justify-single-word="false" style:page-number="auto" fo:break-before="auto" fo:break-after="auto" style:writing-mode="lr-tb"/>
      <style:text-properties fo:font-size="14pt" officeooo:rsid="00041bc6" officeooo:paragraph-rsid="00041bc6" style:font-size-asian="14pt" style:font-size-complex="14pt"/>
    </style:style>
    <style:style style:name="P3" style:family="paragraph" style:parent-style-name="Standard">
      <style:paragraph-properties fo:line-height="115%" fo:text-align="justify" style:justify-single-word="false" style:writing-mode="lr-tb"/>
      <style:text-properties fo:font-size="12pt" officeooo:rsid="00041bc6" officeooo:paragraph-rsid="00041bc6" style:font-size-asian="10.5pt" style:font-size-complex="12pt"/>
    </style:style>
    <style:style style:name="T1" style:family="text">
      <style:text-properties officeooo:rsid="0004fe0c"/>
    </style:style>
    <style:style style:name="T2" style:family="text">
      <style:text-properties officeooo:rsid="00052df6"/>
    </style:style>
    <style:style style:name="T3" style:family="text">
      <style:text-properties officeooo:rsid="0009f81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asons to choose the College of Computing of Georgia Tech</text:p>
      <text:p text:style-name="P1"/>
      <text:p text:style-name="P1"/>
      <text:p text:style-name="P1">The College of Computing is one of the most active research centers in testing, debugging, an<text:span text:style-name="T1">d</text:span> software analysis. <text:span text:style-name="T1">Several studies in such topics were carried out by researchers from this institute through the years. Therefore, the choice for the College of Computing is related to its leadership in our research area.</text:span></text:p>
      <text:p text:style-name="P1"/>
      <text:p text:style-name="P1">Professor Orso has been worked with <text:span text:style-name="T2">techniques to improve </text:span>software <text:span text:style-name="T3">debugging, testing, and </text:span>analysis, focused in <text:span text:style-name="T2">real-world programs and the practical use of such techniques in industrial settings. This practical approach is in accordance with our research interes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style: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Linux_X86_64 LibreOffice_project/420m0$Build-3</meta:generator>
    <dc:title/>
    <meta:initial-creator/>
    <meta:editing-cycles>6</meta:editing-cycles>
    <dc:date>2014-09-28T06:45:18.091394489</dc:date>
    <meta:editing-duration>PT24M3S</meta:editing-duration>
    <meta:document-statistic meta:table-count="0" meta:image-count="0" meta:object-count="0" meta:page-count="1" meta:paragraph-count="3" meta:word-count="99" meta:character-count="641" meta:non-whitespace-character-count="545"/>
  </office:meta>
</office:document-meta>
</file>